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nlo" svg:font-family="Menlo, Monaco, Consolas, 'Courier New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f4b6" officeooo:paragraph-rsid="0001f4b6"/>
    </style:style>
    <style:style style:name="P2" style:family="paragraph" style:parent-style-name="Standard" style:list-style-name="L1">
      <style:text-properties officeooo:rsid="000332e7" officeooo:paragraph-rsid="000332e7"/>
    </style:style>
    <style:style style:name="P3" style:family="paragraph" style:parent-style-name="Standard" style:list-style-name="L1">
      <style:text-properties officeooo:rsid="00039fd0" officeooo:paragraph-rsid="00039fd0"/>
    </style:style>
    <style:style style:name="P4" style:family="paragraph" style:parent-style-name="Standard" style:list-style-name="L1">
      <style:text-properties officeooo:rsid="0003c2d9" officeooo:paragraph-rsid="0003c2d9"/>
    </style:style>
    <style:style style:name="P5" style:family="paragraph" style:parent-style-name="Standard" style:list-style-name="L1">
      <style:text-properties officeooo:rsid="000787c2" officeooo:paragraph-rsid="000787c2"/>
    </style:style>
    <style:style style:name="P6" style:family="paragraph" style:parent-style-name="Standard" style:list-style-name="L1">
      <style:text-properties officeooo:rsid="00079644" officeooo:paragraph-rsid="00079644"/>
    </style:style>
    <style:style style:name="P7" style:family="paragraph" style:parent-style-name="Standard" style:list-style-name="L1">
      <style:text-properties officeooo:rsid="00079644" officeooo:paragraph-rsid="00091b88"/>
    </style:style>
    <style:style style:name="P8" style:family="paragraph" style:parent-style-name="Standard" style:list-style-name="L1">
      <style:text-properties officeooo:rsid="00091b88" officeooo:paragraph-rsid="00091b88"/>
    </style:style>
    <style:style style:name="P9" style:family="paragraph" style:parent-style-name="Standard" style:list-style-name="L1">
      <style:text-properties officeooo:rsid="000937c9" officeooo:paragraph-rsid="000937c9"/>
    </style:style>
    <style:style style:name="P10" style:family="paragraph" style:parent-style-name="Standard" style:list-style-name="L1">
      <style:text-properties officeooo:rsid="000b07c5" officeooo:paragraph-rsid="000b07c5"/>
    </style:style>
    <style:style style:name="P11" style:family="paragraph" style:parent-style-name="Standard" style:list-style-name="L1">
      <style:text-properties fo:font-weight="bold" officeooo:rsid="000b07c5" officeooo:paragraph-rsid="000b07c5" style:font-weight-asian="bold" style:font-weight-complex="bold"/>
    </style:style>
    <style:style style:name="P12" style:family="paragraph" style:parent-style-name="Standard" style:list-style-name="L1">
      <style:text-properties fo:font-weight="normal" officeooo:rsid="000b07c5" officeooo:paragraph-rsid="000b07c5" style:font-weight-asian="normal" style:font-weight-complex="normal"/>
    </style:style>
    <style:style style:name="P13" style:family="paragraph" style:parent-style-name="Standard" style:list-style-name="L1">
      <style:text-properties fo:font-weight="normal" officeooo:rsid="000c1211" officeooo:paragraph-rsid="000c1211" style:font-weight-asian="normal" style:font-weight-complex="normal"/>
    </style:style>
    <style:style style:name="P14" style:family="paragraph" style:parent-style-name="Standard" style:list-style-name="L1">
      <style:text-properties fo:font-weight="normal" officeooo:rsid="000e013d" officeooo:paragraph-rsid="000e013d" style:font-weight-asian="normal" style:font-weight-complex="normal"/>
    </style:style>
    <style:style style:name="P15" style:family="paragraph" style:parent-style-name="Standard" style:list-style-name="L1">
      <style:text-properties fo:font-weight="normal" officeooo:rsid="000e6b63" officeooo:paragraph-rsid="000e6b63" style:font-weight-asian="normal" style:font-weight-complex="normal"/>
    </style:style>
    <style:style style:name="P16" style:family="paragraph" style:parent-style-name="Standard" style:list-style-name="L1">
      <style:text-properties fo:font-weight="normal" officeooo:rsid="000fdd69" officeooo:paragraph-rsid="000fdd69" style:font-weight-asian="normal" style:font-weight-complex="normal"/>
    </style:style>
    <style:style style:name="P17" style:family="paragraph" style:parent-style-name="Standard" style:list-style-name="L1">
      <style:text-properties fo:font-weight="normal" officeooo:rsid="00113b4f" officeooo:paragraph-rsid="00113b4f" style:font-weight-asian="normal" style:font-weight-complex="normal"/>
    </style:style>
    <style:style style:name="P18" style:family="paragraph" style:parent-style-name="Standard" style:list-style-name="L1">
      <style:text-properties fo:font-weight="normal" officeooo:rsid="0012d51c" officeooo:paragraph-rsid="0012d51c" style:font-weight-asian="normal" style:font-weight-complex="normal"/>
    </style:style>
    <style:style style:name="P19" style:family="paragraph" style:parent-style-name="Standard" style:list-style-name="L1">
      <style:text-properties fo:font-weight="normal" officeooo:rsid="0015ebed" officeooo:paragraph-rsid="0015ebed" style:font-weight-asian="normal" style:font-weight-complex="normal"/>
    </style:style>
    <style:style style:name="P20" style:family="paragraph" style:parent-style-name="Standard" style:list-style-name="L1">
      <style:text-properties fo:font-weight="normal" officeooo:rsid="00163ccc" officeooo:paragraph-rsid="00163ccc" style:font-weight-asian="normal" style:font-weight-complex="normal"/>
    </style:style>
    <style:style style:name="P21" style:family="paragraph" style:parent-style-name="Standard" style:list-style-name="L1">
      <style:text-properties fo:font-weight="normal" officeooo:rsid="0017101d" officeooo:paragraph-rsid="0017101d" style:font-weight-asian="normal" style:font-weight-complex="normal"/>
    </style:style>
    <style:style style:name="P22" style:family="paragraph" style:parent-style-name="Standard" style:list-style-name="L1">
      <style:text-properties fo:font-weight="normal" officeooo:rsid="0019c3fa" officeooo:paragraph-rsid="0019c3fa" style:font-weight-asian="normal" style:font-weight-complex="normal"/>
    </style:style>
    <style:style style:name="P23" style:family="paragraph" style:parent-style-name="Standard" style:list-style-name="L1">
      <style:text-properties fo:font-weight="normal" officeooo:rsid="001a261e" officeooo:paragraph-rsid="001a261e" style:font-weight-asian="normal" style:font-weight-complex="normal"/>
    </style:style>
    <style:style style:name="P24" style:family="paragraph" style:parent-style-name="Standard" style:list-style-name="L1">
      <style:text-properties fo:font-weight="normal" officeooo:rsid="001b5387" officeooo:paragraph-rsid="001b5387" style:font-weight-asian="normal" style:font-weight-complex="normal"/>
    </style:style>
    <style:style style:name="P25" style:family="paragraph" style:parent-style-name="Standard" style:list-style-name="L1">
      <style:text-properties fo:font-weight="normal" officeooo:rsid="001c0de0" officeooo:paragraph-rsid="001c0de0" style:font-weight-asian="normal" style:font-weight-complex="normal"/>
    </style:style>
    <style:style style:name="T1" style:family="text">
      <style:text-properties officeooo:rsid="0003c2d9"/>
    </style:style>
    <style:style style:name="T2" style:family="text">
      <style:text-properties officeooo:rsid="000787c2"/>
    </style:style>
    <style:style style:name="T3" style:family="text">
      <style:text-properties officeooo:rsid="00091b88"/>
    </style:style>
    <style:style style:name="T4" style:family="text">
      <style:text-properties officeooo:rsid="000e013d"/>
    </style:style>
    <style:style style:name="T5" style:family="text">
      <style:text-properties officeooo:rsid="000e6b63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496 Week 2</text:p>
      <text:list xml:id="list8147245008194683346" text:style-name="L1">
        <text:list-item>
          <text:p text:style-name="P2">Intro</text:p>
          <text:list>
            <text:list-item>
              <text:p text:style-name="P2">RESTful APIs</text:p>
            </text:list-item>
            <text:list-item>
              <text:p text:style-name="P2">API</text:p>
              <text:list>
                <text:list-item>
                  <text:p text:style-name="P2">Application Programming Interface</text:p>
                </text:list-item>
                <text:list-item>
                  <text:p text:style-name="P2">Way for a programmer to access the functionality of a piece of software, library or hardware</text:p>
                </text:list-item>
              </text:list>
            </text:list-item>
            <text:list-item>
              <text:p text:style-name="P2">REST</text:p>
              <text:list>
                <text:list-item>
                  <text:p text:style-name="P2">Style of making an API to make things a bit more standard on the web</text:p>
                </text:list-item>
              </text:list>
            </text:list-item>
          </text:list>
        </text:list-item>
        <text:list-item>
          <text:p text:style-name="P3">Key Questions</text:p>
          <text:list>
            <text:list-item>
              <text:p text:style-name="P3">What is an API and what is it used for?</text:p>
            </text:list-item>
            <text:list-item>
              <text:p text:style-name="P3">What are the requirements for an API to be RESTful?</text:p>
            </text:list-item>
            <text:list-item>
              <text:p text:style-name="P3">How does one map a data model to a RESTful API?</text:p>
            </text:list-item>
            <text:list-item>
              <text:p text:style-name="P3">What is the relationship between REST APIs and the HTTP verbs?</text:p>
            </text:list-item>
          </text:list>
        </text:list-item>
        <text:list-item>
          <text:p text:style-name="P3">APIs</text:p>
          <text:list>
            <text:list-item>
              <text:list>
                <text:list-item>
                  <text:p text:style-name="P3">Mechanism by which a programmer may interface with an application</text:p>
                </text:list-item>
                <text:list-item>
                  <text:p text:style-name="P3">Exist on all levels of the software stack</text:p>
                </text:list-item>
                <text:list-item>
                  <text:p text:style-name="P3">Operating systems expose system calls as an API that allows access to the lower levels of the OS</text:p>
                </text:list-item>
                <text:list-item>
                  <text:p text:style-name="P3">C++ libraries expose APIs for data structures or other features of the language like STL</text:p>
                </text:list-item>
              </text:list>
            </text:list-item>
            <text:list-item>
              <text:p text:style-name="P3">Programs vs APIs</text:p>
              <text:list>
                <text:list-item>
                  <text:p text:style-name="P3">NodeJS linked string_decoder.js = 4 to 5 functions exported <text:span text:style-name="T1">in StringDecoder object</text:span></text:p>
                </text:list-item>
                <text:list-item>
                  <text:p text:style-name="P4">Those functions are the interface to NodeJS, lots of stuff behind it though but exposed stuff is the API</text:p>
                </text:list-item>
                <text:list-item>
                  <text:p text:style-name="P4">Only the ones that an external programmer has access to are the API</text:p>
                </text:list-item>
              </text:list>
            </text:list-item>
            <text:list-item>
              <text:p text:style-name="P4">Web APIs</text:p>
              <text:list>
                <text:list-item>
                  <text:p text:style-name="P4">How almost all applications on the Internet communicate with each oth<text:span text:style-name="T2">er</text:span></text:p>
                </text:list-item>
                <text:list-item>
                  <text:p text:style-name="P5">RPCs</text:p>
                  <text:list>
                    <text:list-item>
                      <text:p text:style-name="P5">Remote Procedure Calls</text:p>
                    </text:list-item>
                    <text:list-item>
                      <text:p text:style-name="P5">Typical RPC call to add a student to a database</text:p>
                      <text:list>
                        <text:list-item>
                          <text:p text:style-name="P5">school.com/admin/addStudent?name=Jack%2BSparrow%26status=Freshman</text:p>
                          <text:list>
                            <text:list-item>
                              <text:p text:style-name="P5">Makes request to browers to add student URL and pass some parameters</text:p>
                            </text:list-item>
                            <text:list-item>
                              <text:p text:style-name="P5">Server gets parameters and passes them to a function which runs on server and adds to DB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">Web API Responses</text:p>
                      <text:list>
                        <text:list-item>
                          <text:p text:style-name="P5">Response is normally with JSON or XML</text:p>
                        </text:list-item>
                        <text:list-item>
                          <text:p text:style-name="P5">Sometimes plain text or HTML but normally JSON orXML because its easier to parse</text:p>
                        </text:list-item>
                      </text:list>
                    </text:list-item>
                  </text:list>
                </text:list-item>
                <text:list-item>
                  <text:p text:style-name="P5">HTTP Specific Stuff</text:p>
                  <text:list>
                    <text:list-item>
                      <text:p text:style-name="P6">Lots of data hidden in the request that is sent to it. Like request type (GET, POST, PUT), accept type and authentication headers</text:p>
                    </text:list-item>
                    <text:list-item>
                      <text:p text:style-name="P6">Arguments can be passed in the body</text:p>
                      <text:list>
                        <text:list-item>
                          <text:p text:style-name="P6">Same idea though </text:p>
                          <text:list>
                            <text:list-item>
                              <text:p text:style-name="P6">Calling a function and passing it data then its being executed by the server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">Video</text:p>
                </text:list-item>
              </text:list>
            </text:list-item>
          </text:list>
        </text:list-item>
        <text:list-item>
          <text:p text:style-name="P6"><text:soft-page-break/>Overview of REST APIs</text:p>
        </text:list-item>
        <text:list-item>
          <text:p text:style-name="P6">Representational State Transfer</text:p>
          <text:list>
            <text:list-item>
              <text:p text:style-name="P6">Intro</text:p>
              <text:list>
                <text:list-item>
                  <text:p text:style-name="P6">REST is a specific way of designing an API</text:p>
                </text:list-item>
                <text:list-item>
                  <text:p text:style-name="P7"><text:span text:style-name="T3">Core Concept</text:span></text:p>
                  <text:list>
                    <text:list-item>
                      <text:p text:style-name="P7"><text:span text:style-name="T3">All URLs identify resources </text:span></text:p>
                    </text:list-item>
                    <text:list-item>
                      <text:p text:style-name="P7"><text:span text:style-name="T3">REST Web APIs are stateless</text:span></text:p>
                      <text:list>
                        <text:list-item>
                          <text:p text:style-name="P7"><text:span text:style-name="T3">Server does not store any info about the current state of a client</text:span> 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Resources</text:p>
              <text:list>
                <text:list-item>
                  <text:p text:style-name="P8">Every single URL in a REST API respresent a resource</text:p>
                  <text:list>
                    <text:list-item>
                      <text:p text:style-name="P8">A resource is a thing</text:p>
                    </text:list-item>
                    <text:list-item>
                      <text:p text:style-name="P8">Everything before the query string is the URL or before the ?</text:p>
                    </text:list-item>
                  </text:list>
                </text:list-item>
                <text:list-item>
                  <text:p text:style-name="P8">AddStudent is not a resource and so it is not RESTful</text:p>
                  <text:list>
                    <text:list-item>
                      <text:p text:style-name="P8">not a thing, not a noun has a verb in it</text:p>
                    </text:list-item>
                  </text:list>
                </text:list-item>
              </text:list>
            </text:list-item>
            <text:list-item>
              <text:p text:style-name="P8">Stateless</text:p>
              <text:list>
                <text:list-item>
                  <text:p text:style-name="P9">Stateless API in REST architecture must store no data about the current state of the client</text:p>
                </text:list-item>
                <text:list-item>
                  <text:p text:style-name="P9">Client must send all info needed to process the request within the request</text:p>
                </text:list-item>
                <text:list-item>
                  <text:p text:style-name="P9">Server cannot rely on data previously sent</text:p>
                </text:list-item>
                <text:list-item>
                  <text:p text:style-name="P9">RESTless</text:p>
                  <text:list>
                    <text:list-item>
                      <text:p text:style-name="P9">login system where a user logs in once then state of their login is stored on the server</text:p>
                    </text:list-item>
                    <text:list-item>
                      <text:p text:style-name="P10">Keeping history so user can navigate back is RESTless</text:p>
                    </text:list-item>
                  </text:list>
                </text:list-item>
                <text:list-item>
                  <text:p text:style-name="P9">RESTful</text:p>
                  <text:list>
                    <text:list-item>
                      <text:p text:style-name="P9">whatever is used to authorize the user is sent in every request</text:p>
                    </text:list-item>
                    <text:list-item>
                      <text:p text:style-name="P9">Client never logged in</text:p>
                    </text:list-item>
                    <text:list-item>
                      <text:p text:style-name="P9">Each request treated like separate interaction</text:p>
                    </text:list-item>
                  </text:list>
                </text:list-item>
                <text:list-item>
                  <text:p text:style-name="P10">Cookies are part of sessions but are not RESTless</text:p>
                  <text:list>
                    <text:list-item>
                      <text:p text:style-name="P10">Tool to store data that is sent with every request</text:p>
                    </text:list-item>
                    <text:list-item>
                      <text:p text:style-name="P10">Client can store info and send with every request</text:p>
                    </text:list-item>
                  </text:list>
                </text:list-item>
                <text:list-item>
                  <text:p text:style-name="P10">The way a server uses sessions tracks its clients by using cookies with unique identifiers which is RESTless</text:p>
                </text:list-item>
              </text:list>
            </text:list-item>
            <text:list-item>
              <text:p text:style-name="P10">Why do we care?</text:p>
              <text:list>
                <text:list-item>
                  <text:p text:style-name="P10">State is messy and needs to be tracked.</text:p>
                </text:list-item>
                <text:list-item>
                  <text:p text:style-name="P10">Distributed computing is the ability to balance loads across several servers</text:p>
                  <text:list>
                    <text:list-item>
                      <text:p text:style-name="P10">If state changes it needs to be sent to every server that they could possibly use next</text:p>
                    </text:list-item>
                    <text:list-item>
                      <text:p text:style-name="P10">Or client could be locked into using a single server for the whole session which can cause congestion or can be sucesptible to failure.</text:p>
                    </text:list-item>
                    <text:list-item>
                      <text:p text:style-name="P11">Scale-able solution is to not maintain state</text:p>
                    </text:list-item>
                  </text:list>
                </text:list-item>
              </text:list>
            </text:list-item>
            <text:list-item>
              <text:p text:style-name="P13">VIDEO</text:p>
              <text:list>
                <text:list-item>
                  <text:p text:style-name="P13"/>
                </text:list-item>
              </text:list>
            </text:list-item>
            <text:list-item>
              <text:p text:style-name="P12">Review</text:p>
              <text:list>
                <text:list-item>
                  <text:p text:style-name="P13">The two concepts discussed here are the most important</text:p>
                </text:list-item>
                <text:list-item>
                  <text:p text:style-name="P13">REST APIs are</text:p>
                  <text:list>
                    <text:list-item>
                      <text:p text:style-name="P13">Stateless</text:p>
                    </text:list-item>
                    <text:list-item>
                      <text:p text:style-name="P13">And Each URL represents a resource/noun</text:p>
                      <text:list>
                        <text:list-item>
                          <text:p text:style-name="P13"><text:soft-page-break/>NOT A VERB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3">URLs Representing Resources</text:p>
          <text:list>
            <text:list-item>
              <text:p text:style-name="P13">Intro</text:p>
              <text:list>
                <text:list-item>
                  <text:p text:style-name="P13">Everything will assume data is stored as a simple JSON</text:p>
                </text:list-item>
              </text:list>
            </text:list-item>
            <text:list-item>
              <text:p text:style-name="P13">URLs Identifying Representations</text:p>
              <text:list>
                <text:list-item>
                  <text:p text:style-name="P13">Every URL should point to a thing</text:p>
                </text:list-item>
                <text:list-item>
                  <text:p text:style-name="P13">/aquarium example</text:p>
                  <text:list>
                    <text:list-item>
                      <text:p text:style-name="P13">represents a single aquarium</text:p>
                    </text:list-item>
                    <text:list-item>
                      <text:p text:style-name="P13">JSON</text:p>
                      <text:list>
                        <text:list-item>
                          <text:p text:style-name="P13">Describes 20 gallon fish tank that is empty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3">What if the tank gets bigger</text:p>
              <text:list>
                <text:list-item>
                  <text:p text:style-name="P13">URL represents a collection of tanks</text:p>
                  <text:list>
                    <text:list-item>
                      <text:p text:style-name="P13">aquariums</text:p>
                    </text:list-item>
                    <text:list-item>
                      <text:p text:style-name="P13">JSON</text:p>
                    </text:list-item>
                    <text:list-item>
                      <text:p text:style-name="P13">URL now point<text:span text:style-name="T4">s</text:span> to collection of aquariums</text:p>
                    </text:list-item>
                    <text:list-item>
                      <text:p text:style-name="P14">If we make a GET request we can use an identifier to access individual items</text:p>
                      <text:list>
                        <text:list-item>
                          <text:p text:style-name="P14"><text:span text:style-name="T5">like: </text:span>/aquariums/1</text:p>
                        </text:list-item>
                      </text:list>
                    </text:list-item>
                  </text:list>
                </text:list-item>
                <text:list-item>
                  <text:p text:style-name="P15">Another property of REST interfaces</text:p>
                  <text:list>
                    <text:list-item>
                      <text:p text:style-name="P15">Things should link each other</text:p>
                      <text:list>
                        <text:list-item>
                          <text:p text:style-name="P15">Makes it easy to navigate from one resource to another</text:p>
                        </text:list-item>
                        <text:list-item>
                          <text:p text:style-name="P15">JSON</text:p>
                          <text:list>
                            <text:list-item>
                              <text:p text:style-name="P15">“self” property is a link to the thing resource that the self property is a property of</text:p>
                              <text:list>
                                <text:list-item>
                                  <text:p text:style-name="P15">so /aquariums/0 can be accessed using the link in self property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5">Fish</text:p>
                  <text:list>
                    <text:list-item>
                      <text:p text:style-name="P15">use a link to identify location </text:p>
                      <text:list>
                        <text:list-item>
                          <text:p text:style-name="P15">so /aquarium/5 as location rather than aquarium: “5”</text:p>
                        </text:list-item>
                        <text:list-item>
                          <text:p text:style-name="P15">Why?</text:p>
                          <text:list>
                            <text:list-item>
                              <text:p text:style-name="P15">makes it trivial to navigate to that resource if we want to find out more about its housing</text:p>
                            </text:list-item>
                            <text:list-item>
                              <text:p text:style-name="P16">Lets us use things that are not aquariums as locations</text:p>
                              <text:list>
                                <text:list-item>
                                  <text:p text:style-name="P16">like a customer</text:p>
                                </text:list-item>
                                <text:list-item>
                                  <text:p text:style-name="P16">or an order of fish in route to the shop</text:p>
                                </text:list-item>
                              </text:list>
                            </text:list-item>
                            <text:list-item>
                              <text:p text:style-name="P16">By using links we are not tied to specific type</text:p>
                            </text:list-item>
                            <text:list-item>
                              <text:p text:style-name="P16">Client does not need to know any additional info about the API structure to be able to navigate to that resourc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6">Video</text:p>
                  <text:list>
                    <text:list-item>
                      <text:p text:style-name="P16">GitHub is RESTfull</text:p>
                    </text:list-item>
                    <text:list-item>
                      <text:p text:style-name="P16">developers.github.com/v3/orgs</text:p>
                    </text:list-item>
                    <text:list-item>
                      <text:p text:style-name="P17">REST is intuitive</text:p>
                    </text:list-item>
                    <text:list-item>
                      <text:p text:style-name="P17">{placeholders} using : or {} or other mean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">REST API Interaction</text:p>
          <text:list>
            <text:list-item>
              <text:p text:style-name="P17">Intro</text:p>
              <text:list>
                <text:list-item>
                  <text:p text:style-name="P17">Time to do stuff</text:p>
                </text:list-item>
              </text:list>
            </text:list-item>
            <text:list-item>
              <text:p text:style-name="P17">VERBS!</text:p>
              <text:list>
                <text:list-item>
                  <text:p text:style-name="P17"><text:soft-page-break/>URL verbs are icky</text:p>
                </text:list-item>
                <text:list-item>
                  <text:p text:style-name="P17">HTTP verbs are great</text:p>
                  <text:list>
                    <text:list-item>
                      <text:p text:style-name="P17">GET</text:p>
                    </text:list-item>
                    <text:list-item>
                      <text:p text:style-name="P17">POST</text:p>
                    </text:list-item>
                  </text:list>
                </text:list-item>
                <text:list-item>
                  <text:p text:style-name="P17">Typical HTTP request</text:p>
                  <text:list>
                    <text:list-item>
                      <text:p text:style-name="P17">GET / HTTP/1.1</text:p>
                    </text:list-item>
                    <text:list-item>
                      <text:p text:style-name="P17">Host: api.github.com</text:p>
                    </text:list-item>
                    <text:list-item>
                      <text:p text:style-name="P17">User-Agent: Mozilla/5.0 (Windows NT 10.0; WOW64; rv:43.0) Gecko/20100101 Firefox/43.0</text:p>
                    </text:list-item>
                    <text:list-item>
                      <text:p text:style-name="P17">Accept: text/html,application/json</text:p>
                    </text:list-item>
                    <text:list-item>
                      <text:p text:style-name="P17">Accept-Language: en-US,en;q=0.5</text:p>
                    </text:list-item>
                    <text:list-item>
                      <text:p text:style-name="P17">Accept-Encoding: gzip, deflate</text:p>
                    </text:list-item>
                    <text:list-item>
                      <text:p text:style-name="P17">Connection: keep-alive</text:p>
                    </text:list-item>
                  </text:list>
                </text:list-item>
                <text:list-item>
                  <text:p text:style-name="P17">Most important parts are:</text:p>
                  <text:list>
                    <text:list-item>
                      <text:p text:style-name="P17">GET /</text:p>
                      <text:list>
                        <text:list-item>
                          <text:p text:style-name="P17">making GET request to / location</text:p>
                        </text:list-item>
                      </text:list>
                    </text:list-item>
                    <text:list-item>
                      <text:p text:style-name="P17">Host: api.github.com</text:p>
                      <text:list>
                        <text:list-item>
                          <text:p text:style-name="P18">where the location is</text:p>
                        </text:list-item>
                      </text:list>
                    </text:list-item>
                    <text:list-item>
                      <text:p text:style-name="P18">Accept: text/html, application/json</text:p>
                      <text:list>
                        <text:list-item>
                          <text:p text:style-name="P18">HTML or JSON accepted as a response</text:p>
                        </text:list-item>
                      </text:list>
                    </text:list-item>
                    <text:list-item>
                      <text:p text:style-name="P18">GETting info from the server</text:p>
                    </text:list-item>
                  </text:list>
                </text:list-item>
                <text:list-item>
                  <text:p text:style-name="P18">GET</text:p>
                  <text:list>
                    <text:list-item>
                      <text:p text:style-name="P18">A GET request is an idempotent HTTP method</text:p>
                    </text:list-item>
                    <text:list-item>
                      <text:p text:style-name="P18">Requests some data from the server</text:p>
                      <text:list>
                        <text:list-item>
                          <text:p text:style-name="P18">If you need to view and not change data a GET request should be used</text:p>
                        </text:list-item>
                        <text:list-item>
                          <text:p text:style-name="P18">If changing data a GET request is inappropriate</text:p>
                        </text:list-item>
                      </text:list>
                    </text:list-item>
                  </text:list>
                </text:list-item>
                <text:list-item>
                  <text:p text:style-name="P18">POST</text:p>
                  <text:list>
                    <text:list-item>
                      <text:p text:style-name="P18"><text:s/>Should only be used for the creation of new resources</text:p>
                    </text:list-item>
                    <text:list-item>
                      <text:p text:style-name="P18">POST and PUT are different</text:p>
                    </text:list-item>
                    <text:list-item>
                      <text:p text:style-name="P18">POST should be used when location of the resource to be created is not known</text:p>
                    </text:list-item>
                    <text:list-item>
                      <text:p text:style-name="P18">If you wanted to create a new aquarium you would POST to /aquariums with specs and the server would create it and send the id or link to the new resource</text:p>
                    </text:list-item>
                  </text:list>
                </text:list-item>
                <text:list-item>
                  <text:p text:style-name="P18">PUT</text:p>
                  <text:list>
                    <text:list-item>
                      <text:p text:style-name="P19">idempotent (the side effects of N &gt; 0 identical requests are the same as for a single request) method to create or replace data. </text:p>
                    </text:list-item>
                    <text:list-item>
                      <text:p text:style-name="P19">You must know the resource location where you want to put the resource you are sending</text:p>
                    </text:list-item>
                    <text:list-item>
                      <text:p text:style-name="P20">example </text:p>
                      <text:list>
                        <text:list-item>
                          <text:p text:style-name="P20">PUT /aquarium/4 HTTP/1.1</text:p>
                        </text:list-item>
                        <text:list-item>
                          <text:p text:style-name="P20">Host: hostname</text:p>
                        </text:list-item>
                        <text:list-item>
                          <text:p text:style-name="P20">Accept: application/json</text:p>
                        </text:list-item>
                        <text:list-item>
                          <text:p text:style-name="P20">Content-Type: application/json</text:p>
                        </text:list-item>
                      </text:list>
                    </text:list-item>
                    <text:list-item>
                      <text:p text:style-name="P20">Data Body</text:p>
                      <text:list>
                        <text:list-item>
                          <text:p text:style-name="P20">{“kind”: “aquarium”</text:p>
                        </text:list-item>
                        <text:list-item>
                          <text:p text:style-name="P20">“size”: “125 gal”}</text:p>
                        </text:list-item>
                      </text:list>
                    </text:list-item>
                    <text:list-item>
                      <text:p text:style-name="P20"><text:soft-page-break/>Replaces aquarium at id 4 with another aquarium that is 125 gallons</text:p>
                    </text:list-item>
                  </text:list>
                </text:list-item>
                <text:list-item>
                  <text:p text:style-name="P18">PATCH</text:p>
                  <text:list>
                    <text:list-item>
                      <text:p text:style-name="P20">Used for partial updates. </text:p>
                    </text:list-item>
                    <text:list-item>
                      <text:p text:style-name="P20">Contains set of instructions to update the resource being patched</text:p>
                    </text:list-item>
                    <text:list-item>
                      <text:p text:style-name="P20">request sent like:</text:p>
                      <text:list>
                        <text:list-item>
                          <text:p text:style-name="P20">PATCH /aquariums/4 HTTP/1.1</text:p>
                        </text:list-item>
                        <text:list-item>
                          <text:p text:style-name="P20">Host: fishexample.com</text:p>
                        </text:list-item>
                        <text:list-item>
                          <text:p text:style-name="P20">Accept: application/json</text:p>
                        </text:list-item>
                        <text:list-item>
                          <text:p text:style-name="P20">Conetent-Type: application/json</text:p>
                        </text:list-item>
                      </text:list>
                    </text:list-item>
                    <text:list-item>
                      <text:p text:style-name="P20">with body</text:p>
                      <text:list>
                        <text:list-item>
                          <text:p text:style-name="P20">{“size”: “150 gal”}</text:p>
                        </text:list-item>
                      </text:list>
                    </text:list-item>
                    <text:list-item>
                      <text:p text:style-name="P20">updates aquarium 4 to 150 gallons</text:p>
                    </text:list-item>
                    <text:list-item>
                      <text:p text:style-name="P20">Does not modify any other existing attributes</text:p>
                    </text:list-item>
                    <text:list-item>
                      <text:p text:style-name="P21">Can include instructions</text:p>
                      <text:list>
                        <text:list-item>
                          <text:p text:style-name="P21">example</text:p>
                          <text:list>
                            <text:list-item>
                              <text:p text:style-name="P21">“operation”:{“add”:[“fish/5”]}</text:p>
                            </text:list-item>
                            <text:list-item>
                              <text:p text:style-name="P21">adds a fish to the list of inhabitants of an aquarium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8">DELETE</text:p>
                  <text:list>
                    <text:list-item>
                      <text:p text:style-name="P21">Idempotent method that deletes whatever id is specified by the request. </text:p>
                    </text:list-item>
                    <text:list-item>
                      <text:p text:style-name="P21">If you delete something that was contained in other resources you should clean up after yourself</text:p>
                    </text:list-item>
                    <text:list-item>
                      <text:p text:style-name="P21">So if you delete a fish in several tanks you need to clean up the inhabitants list by removing references to the no longer existing fish</text:p>
                    </text:list-item>
                  </text:list>
                </text:list-item>
              </text:list>
            </text:list-item>
            <text:list-item>
              <text:p text:style-name="P22">VIDEO</text:p>
              <text:list>
                <text:list-item>
                  <text:p text:style-name="P23">Actions in REST</text:p>
                </text:list-item>
                <text:list-item>
                  <text:p text:style-name="P23">GitHub</text:p>
                  <text:list>
                    <text:list-item>
                      <text:p text:style-name="P23">GET when you want to List stuff use a GET requests</text:p>
                      <text:list>
                        <text:list-item>
                          <text:p text:style-name="P23">GET /user/repos</text:p>
                        </text:list-item>
                        <text:list-item>
                          <text:p text:style-name="P23">If changing stuff don’t use GET</text:p>
                        </text:list-item>
                        <text:list-item>
                          <text:p text:style-name="P24">Can send variables with a GET requests to get specific things</text:p>
                        </text:list-item>
                      </text:list>
                    </text:list-item>
                    <text:list-item>
                      <text:p text:style-name="P24">POST</text:p>
                      <text:list>
                        <text:list-item>
                          <text:p text:style-name="P24">Create a new repo for a user</text:p>
                        </text:list-item>
                        <text:list-item>
                          <text:p text:style-name="P24">POST example</text:p>
                          <text:list>
                            <text:list-item>
                              <text:p text:style-name="P24">POST /user/:org/repos</text:p>
                            </text:list-item>
                          </text:list>
                        </text:list-item>
                        <text:list-item>
                          <text:p text:style-name="P24">Creates <text:span text:style-name="T6">NEW</text:span> resource at a <text:span text:style-name="T6">NEW</text:span> location</text:p>
                        </text:list-item>
                        <text:list-item>
                          <text:p text:style-name="P24">Makes new URL</text:p>
                        </text:list-item>
                      </text:list>
                    </text:list-item>
                    <text:list-item>
                      <text:p text:style-name="P24">PUT </text:p>
                      <text:list>
                        <text:list-item>
                          <text:p text:style-name="P24">Add user as a collaborator</text:p>
                        </text:list-item>
                        <text:list-item>
                          <text:p text:style-name="P24">Example</text:p>
                          <text:list>
                            <text:list-item>
                              <text:p text:style-name="P24">PUT /repos/:owner/repos/collaborators/:username</text:p>
                            </text:list-item>
                          </text:list>
                        </text:list-item>
                        <text:list-item>
                          <text:p text:style-name="P24">We know the URL we are putting things to</text:p>
                        </text:list-item>
                        <text:list-item>
                          <text:p text:style-name="P24">We can use a PUT to replace something too</text:p>
                        </text:list-item>
                      </text:list>
                    </text:list-item>
                    <text:list-item>
                      <text:p text:style-name="P24">PATCH</text:p>
                      <text:list>
                        <text:list-item>
                          <text:p text:style-name="P24">Change properties</text:p>
                        </text:list-item>
                        <text:list-item>
                          <text:p text:style-name="P24">May or may not delete things that are not sent depending on the implementation</text:p>
                        </text:list-item>
                        <text:list-item>
                          <text:p text:style-name="P25"><text:soft-page-break/>You can use operations as well to do something like increment something</text:p>
                        </text:list-item>
                      </text:list>
                    </text:list-item>
                    <text:list-item>
                      <text:p text:style-name="P25">DELETE</text:p>
                      <text:list>
                        <text:list-item>
                          <text:p text:style-name="P25">send resource you want to delete and it goes away</text:p>
                        </text:list-item>
                      </text:list>
                    </text:list-item>
                    <text:list-item>
                      <text:p text:style-name="P25">Adding things will be a PUT</text:p>
                    </text:list-item>
                    <text:list-item>
                      <text:p text:style-name="P25">Edit things will be PATCH</text:p>
                    </text:list-item>
                    <text:list-item>
                      <text:p text:style-name="P25">Delete will be DELETE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enlo" svg:font-family="Menlo, Monaco, Consolas, 'Courier New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07:55:23.420903600</meta:creation-date>
    <dc:date>2017-04-10T20:57:00.444335468</dc:date>
    <meta:editing-duration>PT16M15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6" meta:paragraph-count="213" meta:word-count="1581" meta:character-count="8051" meta:non-whitespace-character-count="6884"/>
  </office:meta>
</office:document-meta>
</file>